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obe-index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tiobe-nov-2019</text:p>
          </table:table-cell>
          <table:table-cell office:value-type="string" calcext:value-type="string">
            <text:p>https://web.archive.org/web/20190906151905/https://blog.sourced.tech/post/language_migrations/</text:p>
          </table:table-cell>
          <table:table-cell office:value-type="string" calcext:value-type="string">
            <text:p>tiobe-to-github-power</text:p>
          </table:table-cell>
          <table:table-cell office:value-type="string" calcext:value-type="string">
            <text:p>Rosetta-examples</text:p>
          </table:table-cell>
          <table:table-cell/>
          <table:table-cell office:value-type="string" calcext:value-type="string">
            <text:p>rosetta-to-github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formula="of:=AVERAGE([.D2]; [.E2]; [.H2])" office:value-type="float" office:value="0.105844042028825" calcext:value-type="float">
            <text:p>0.105844042028825</text:p>
          </table:table-cell>
          <table:table-cell office:value-type="float" office:value="0.16246" calcext:value-type="float">
            <text:p>0.16246</text:p>
          </table:table-cell>
          <table:table-cell office:value-type="float" office:value="0.153" calcext:value-type="float">
            <text:p>0.153</text:p>
          </table:table-cell>
          <table:table-cell table:formula="of:=0.365518395505*POWER([.C2]; 0.606095013948301)" office:value-type="float" office:value="0.121491696509695" calcext:value-type="float">
            <text:p>0.121491696509695</text:p>
          </table:table-cell>
          <table:table-cell office:value-type="float" office:value="651" calcext:value-type="float">
            <text:p>651</text:p>
          </table:table-cell>
          <table:table-cell table:formula="of:=0.365518395505*POWER([.E2]; 0.606095013948301)" office:value-type="float" office:value="0.101872624618274" calcext:value-type="float">
            <text:p>0.101872624618274</text:p>
          </table:table-cell>
          <table:table-cell table:formula="of:=0.018743140698851*LN([.F2])-0.078387188165999" office:value-type="float" office:value="0.0430404295767791" calcext:value-type="float">
            <text:p>0.043040429576779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table:formula="of:=AVERAGE([.D3]; [.E3]; [.H3])" office:value-type="float" office:value="0.0981367823536629" calcext:value-type="float">
            <text:p>0.098136782353663</text:p>
          </table:table-cell>
          <table:table-cell office:value-type="float" office:value="0.09842" calcext:value-type="float">
            <text:p>0.09842</text:p>
          </table:table-cell>
          <table:table-cell office:value-type="float" office:value="0.16" calcext:value-type="float">
            <text:p>0.16</text:p>
          </table:table-cell>
          <table:table-cell table:formula="of:=0.365518395505*POWER([.C3]; 0.606095013948301)" office:value-type="float" office:value="0.0896648206456751" calcext:value-type="float">
            <text:p>0.089664820645675</text:p>
          </table:table-cell>
          <table:table-cell office:value-type="float" office:value="713" calcext:value-type="float">
            <text:p>713</text:p>
          </table:table-cell>
          <table:table-cell table:formula="of:=0.365518395505*POWER([.E3]; 0.606095013948301)" office:value-type="float" office:value="0.0847419993218028" calcext:value-type="float">
            <text:p>0.084741999321803</text:p>
          </table:table-cell>
          <table:table-cell table:formula="of:=0.018743140698851*LN([.F3])-0.078387188165999" office:value-type="float" office:value="0.0447455264153137" calcext:value-type="float">
            <text:p>0.0447455264153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AVERAGE([.D4]; [.E4]; [.H4])" office:value-type="float" office:value="0.0851697427537524" calcext:value-type="float">
            <text:p>0.085169742753752</text:p>
          </table:table-cell>
          <table:table-cell office:value-type="float" office:value="0.16037" calcext:value-type="float">
            <text:p>0.16037</text:p>
          </table:table-cell>
          <table:table-cell office:value-type="float" office:value="0.091" calcext:value-type="float">
            <text:p>0.091</text:p>
          </table:table-cell>
          <table:table-cell table:formula="of:=0.365518395505*POWER([.C4]; 0.606095013948301)" office:value-type="float" office:value="0.120541982701078" calcext:value-type="float">
            <text:p>0.120541982701078</text:p>
          </table:table-cell>
          <table:table-cell office:value-type="float" office:value="684" calcext:value-type="float">
            <text:p>684</text:p>
          </table:table-cell>
          <table:table-cell table:formula="of:=0.365518395505*POWER([.E4]; 0.606095013948301)" office:value-type="float" office:value="0.101389215404212" calcext:value-type="float">
            <text:p>0.101389215404212</text:p>
          </table:table-cell>
          <table:table-cell table:formula="of:=0.018743140698851*LN([.F4])-0.078387188165999" office:value-type="float" office:value="0.0439672455601788" calcext:value-type="float">
            <text:p>0.043967245560179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table:formula="of:=AVERAGE([.D5]; [.E5]; [.H5])" office:value-type="float" office:value="0.0646757527157466" calcext:value-type="float">
            <text:p>0.064675752715747</text:p>
          </table:table-cell>
          <table:table-cell office:value-type="float" office:value="0.05605" calcext:value-type="float">
            <text:p>0.05605</text:p>
          </table:table-cell>
          <table:table-cell office:value-type="float" office:value="0.09" calcext:value-type="float">
            <text:p>0.09</text:p>
          </table:table-cell>
          <table:table-cell table:formula="of:=0.365518395505*POWER([.C5]; 0.606095013948301)" office:value-type="float" office:value="0.0637422163056459" calcext:value-type="float">
            <text:p>0.063742216305646</text:p>
          </table:table-cell>
          <table:table-cell office:value-type="float" office:value="562" calcext:value-type="float">
            <text:p>562</text:p>
          </table:table-cell>
          <table:table-cell table:formula="of:=0.365518395505*POWER([.E5]; 0.606095013948301)" office:value-type="float" office:value="0.0689094052155411" calcext:value-type="float">
            <text:p>0.068909405215541</text:p>
          </table:table-cell>
          <table:table-cell table:formula="of:=0.018743140698851*LN([.F5])-0.078387188165999" office:value-type="float" office:value="0.0402850418415938" calcext:value-type="float">
            <text:p>0.040285041841594</text:p>
          </table:table-cell>
        </table:table-row>
        <table:table-row table:style-name="ro1">
          <table:table-cell office:value-type="string" calcext:value-type="string">
            <text:p>C-sharp</text:p>
          </table:table-cell>
          <table:table-cell table:formula="of:=AVERAGE([.D6]; [.E6]; [.H6])" office:value-type="float" office:value="0.057202505508155" calcext:value-type="float">
            <text:p>0.057202505508155</text:p>
          </table:table-cell>
          <table:table-cell office:value-type="float" office:value="0.04316" calcext:value-type="float">
            <text:p>0.04316</text:p>
          </table:table-cell>
          <table:table-cell office:value-type="float" office:value="0.06" calcext:value-type="float">
            <text:p>0.06</text:p>
          </table:table-cell>
          <table:table-cell table:formula="of:=0.365518395505*POWER([.C6]; 0.606095013948301)" office:value-type="float" office:value="0.05440501101631" calcext:value-type="float">
            <text:p>0.05440501101631</text:p>
          </table:table-cell>
          <table:table-cell/>
          <table:table-cell table:formula="of:=0.365518395505*POWER([.E6]; 0.606095013948301)" office:value-type="float" office:value="0.0626017222972033" calcext:value-type="float">
            <text:p>0.062601722297203</text:p>
          </table:table-cell>
          <table:table-cell/>
        </table:table-row>
        <table:table-row table:style-name="ro1">
          <table:table-cell office:value-type="string" calcext:value-type="string">
            <text:p>PHP</text:p>
          </table:table-cell>
          <table:table-cell table:formula="of:=AVERAGE([.D7]; [.E7]; [.H7])" office:value-type="float" office:value="0.057075494091856" calcext:value-type="float">
            <text:p>0.057075494091856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83" calcext:value-type="float">
            <text:p>0.083</text:p>
          </table:table-cell>
          <table:table-cell table:formula="of:=0.365518395505*POWER([.C7]; 0.606095013948301)" office:value-type="float" office:value="0.0311509881837119" calcext:value-type="float">
            <text:p>0.031150988183712</text:p>
          </table:table-cell>
          <table:table-cell/>
          <table:table-cell table:formula="of:=0.365518395505*POWER([.E7]; 0.606095013948301)" office:value-type="float" office:value="0.044648824075127" calcext:value-type="float">
            <text:p>0.044648824075127</text:p>
          </table:table-cell>
          <table:table-cell/>
        </table:table-row>
        <table:table-row table:style-name="ro1">
          <table:table-cell office:value-type="string" calcext:value-type="string">
            <text:p>Ruby</text:p>
          </table:table-cell>
          <table:table-cell table:formula="of:=AVERAGE([.D8]; [.E8]; [.H8])" office:value-type="float" office:value="0.0499014597513826" calcext:value-type="float">
            <text:p>0.049901459751383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081" calcext:value-type="float">
            <text:p>0.081</text:p>
          </table:table-cell>
          <table:table-cell table:formula="of:=0.365518395505*POWER([.C8]; 0.606095013948301)" office:value-type="float" office:value="0.0258084618866944" calcext:value-type="float">
            <text:p>0.025808461886694</text:p>
          </table:table-cell>
          <table:table-cell office:value-type="float" office:value="646" calcext:value-type="float">
            <text:p>646</text:p>
          </table:table-cell>
          <table:table-cell table:formula="of:=0.365518395505*POWER([.E8]; 0.606095013948301)" office:value-type="float" office:value="0.0398369591398468" calcext:value-type="float">
            <text:p>0.039836959139847</text:p>
          </table:table-cell>
          <table:table-cell table:formula="of:=0.018743140698851*LN([.F8])-0.078387188165999" office:value-type="float" office:value="0.0428959173674535" calcext:value-type="float">
            <text:p>0.042895917367454</text:p>
          </table:table-cell>
        </table:table-row>
        <table:table-row table:style-name="ro1">
          <table:table-cell office:value-type="string" calcext:value-type="string">
            <text:p>Racket</text:p>
          </table:table-cell>
          <table:table-cell table:formula="of:=AVERAGE([.D9]; [.E9]; [.H9])" office:value-type="float" office:value="0.0445606031606638" calcext:value-type="float">
            <text:p>0.044560603160664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/>
          <table:table-cell table:formula="of:=0.018743140698851*LN([.F9])-0.078387188165999" office:value-type="float" office:value="0.0445606031606638" calcext:value-type="float">
            <text:p>0.044560603160664</text:p>
          </table:table-cell>
        </table:table-row>
        <table:table-row table:style-name="ro1">
          <table:table-cell office:value-type="string" calcext:value-type="string">
            <text:p>Phix</text:p>
          </table:table-cell>
          <table:table-cell table:formula="of:=AVERAGE([.D10]; [.E10]; [.H10])" office:value-type="float" office:value="0.0435516378293265" calcext:value-type="float">
            <text:p>0.043551637829327</text:p>
          </table:table-cell>
          <table:table-cell table:number-columns-repeated="3"/>
          <table:table-cell office:value-type="float" office:value="669" calcext:value-type="float">
            <text:p>669</text:p>
          </table:table-cell>
          <table:table-cell/>
          <table:table-cell table:formula="of:=0.018743140698851*LN([.F10])-0.078387188165999" office:value-type="float" office:value="0.0435516378293265" calcext:value-type="float">
            <text:p>0.043551637829327</text:p>
          </table:table-cell>
        </table:table-row>
        <table:table-row table:style-name="ro1">
          <table:table-cell office:value-type="string" calcext:value-type="string">
            <text:p>REXX</text:p>
          </table:table-cell>
          <table:table-cell table:formula="of:=AVERAGE([.D11]; [.E11]; [.H11])" office:value-type="float" office:value="0.0423064618487285" calcext:value-type="float">
            <text:p>0.042306461848729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/>
          <table:table-cell table:formula="of:=0.018743140698851*LN([.F11])-0.078387188165999" office:value-type="float" office:value="0.0423064618487285" calcext:value-type="float">
            <text:p>0.04230646184872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formula="of:=AVERAGE([.D12]; [.E12]; [.H12])" office:value-type="float" office:value="0.0421561551835738" calcext:value-type="float">
            <text:p>0.042156155183574</text:p>
          </table:table-cell>
          <table:table-cell table:number-columns-repeated="3"/>
          <table:table-cell office:value-type="float" office:value="621" calcext:value-type="float">
            <text:p>621</text:p>
          </table:table-cell>
          <table:table-cell/>
          <table:table-cell table:formula="of:=0.018743140698851*LN([.F12])-0.078387188165999" office:value-type="float" office:value="0.0421561551835738" calcext:value-type="float">
            <text:p>0.042156155183574</text:p>
          </table:table-cell>
        </table:table-row>
        <table:table-row table:style-name="ro1">
          <table:table-cell office:value-type="string" calcext:value-type="string">
            <text:p>Zkl</text:p>
          </table:table-cell>
          <table:table-cell table:formula="of:=AVERAGE([.D13]; [.E13]; [.H13])" office:value-type="float" office:value="0.0415113644023696" calcext:value-type="float">
            <text:p>0.04151136440237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/>
          <table:table-cell table:formula="of:=0.018743140698851*LN([.F13])-0.078387188165999" office:value-type="float" office:value="0.0415113644023696" calcext:value-type="float">
            <text:p>0.04151136440237</text:p>
          </table:table-cell>
        </table:table-row>
        <table:table-row table:style-name="ro1">
          <table:table-cell office:value-type="string" calcext:value-type="string">
            <text:p>Sidef</text:p>
          </table:table-cell>
          <table:table-cell table:formula="of:=AVERAGE([.D14]; [.E14]; [.H14])" office:value-type="float" office:value="0.0407136635612293" calcext:value-type="float">
            <text:p>0.040713663561229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/>
          <table:table-cell table:formula="of:=0.018743140698851*LN([.F14])-0.078387188165999" office:value-type="float" office:value="0.0407136635612293" calcext:value-type="float">
            <text:p>0.040713663561229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table:formula="of:=AVERAGE([.D15]; [.E15]; [.H15])" office:value-type="float" office:value="0.0399145454157895" calcext:value-type="float">
            <text:p>0.03991454541579</text:p>
          </table:table-cell>
          <table:table-cell table:number-columns-repeated="3"/>
          <table:table-cell office:value-type="float" office:value="551" calcext:value-type="float">
            <text:p>551</text:p>
          </table:table-cell>
          <table:table-cell/>
          <table:table-cell table:formula="of:=0.018743140698851*LN([.F15])-0.078387188165999" office:value-type="float" office:value="0.0399145454157895" calcext:value-type="float">
            <text:p>0.03991454541579</text:p>
          </table:table-cell>
        </table:table-row>
        <table:table-row table:style-name="ro1">
          <table:table-cell office:value-type="string" calcext:value-type="string">
            <text:p>AutoHotkey</text:p>
          </table:table-cell>
          <table:table-cell table:formula="of:=AVERAGE([.D16]; [.E16]; [.H16])" office:value-type="float" office:value="0.0392215592499453" calcext:value-type="float">
            <text:p>0.039221559249945</text:p>
          </table:table-cell>
          <table:table-cell table:number-columns-repeated="3"/>
          <table:table-cell office:value-type="float" office:value="531" calcext:value-type="float">
            <text:p>531</text:p>
          </table:table-cell>
          <table:table-cell/>
          <table:table-cell table:formula="of:=0.018743140698851*LN([.F16])-0.078387188165999" office:value-type="float" office:value="0.0392215592499453" calcext:value-type="float">
            <text:p>0.039221559249945</text:p>
          </table:table-cell>
        </table:table-row>
        <table:table-row table:style-name="ro1">
          <table:table-cell office:value-type="string" calcext:value-type="string">
            <text:p>Nim</text:p>
          </table:table-cell>
          <table:table-cell table:formula="of:=AVERAGE([.D17]; [.E17]; [.H17])" office:value-type="float" office:value="0.0378678077222748" calcext:value-type="float">
            <text:p>0.037867807722275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/>
          <table:table-cell table:formula="of:=0.018743140698851*LN([.F17])-0.078387188165999" office:value-type="float" office:value="0.0378678077222748" calcext:value-type="float">
            <text:p>0.037867807722275</text:p>
          </table:table-cell>
        </table:table-row>
        <table:table-row table:style-name="ro1">
          <table:table-cell office:value-type="string" calcext:value-type="string">
            <text:p>OCaml</text:p>
          </table:table-cell>
          <table:table-cell table:formula="of:=AVERAGE([.D18]; [.E18]; [.H18])" office:value-type="float" office:value="0.037715423625197" calcext:value-type="float">
            <text:p>0.037715423625197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/>
          <table:table-cell table:formula="of:=0.018743140698851*LN([.F18])-0.078387188165999" office:value-type="float" office:value="0.037715423625197" calcext:value-type="float">
            <text:p>0.037715423625197</text:p>
          </table:table-cell>
        </table:table-row>
        <table:table-row table:style-name="ro1">
          <table:table-cell office:value-type="string" calcext:value-type="string">
            <text:p>BBC-BASIC</text:p>
          </table:table-cell>
          <table:table-cell table:formula="of:=AVERAGE([.D19]; [.E19]; [.H19])" office:value-type="float" office:value="0.0375617904642134" calcext:value-type="float">
            <text:p>0.037561790464213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  <table:table-cell table:formula="of:=0.018743140698851*LN([.F19])-0.078387188165999" office:value-type="float" office:value="0.0375617904642134" calcext:value-type="float">
            <text:p>0.037561790464213</text:p>
          </table:table-cell>
        </table:table-row>
        <table:table-row table:style-name="ro1">
          <table:table-cell office:value-type="string" calcext:value-type="string">
            <text:p>PureBasic</text:p>
          </table:table-cell>
          <table:table-cell table:formula="of:=AVERAGE([.D20]; [.E20]; [.H20])" office:value-type="float" office:value="0.0370931875393228" calcext:value-type="float">
            <text:p>0.037093187539323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/>
          <table:table-cell table:formula="of:=0.018743140698851*LN([.F20])-0.078387188165999" office:value-type="float" office:value="0.0370931875393228" calcext:value-type="float">
            <text:p>0.037093187539323</text:p>
          </table:table-cell>
        </table:table-row>
        <table:table-row table:style-name="ro1">
          <table:table-cell office:value-type="string" calcext:value-type="string">
            <text:p>Icon</text:p>
          </table:table-cell>
          <table:table-cell table:formula="of:=AVERAGE([.D21]; [.E21]; [.H21])" office:value-type="float" office:value="0.0364086143654469" calcext:value-type="float">
            <text:p>0.036408614365447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/>
          <table:table-cell table:formula="of:=0.018743140698851*LN([.F21])-0.078387188165999" office:value-type="float" office:value="0.0364086143654469" calcext:value-type="float">
            <text:p>0.036408614365447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table:formula="of:=AVERAGE([.D22]; [.E22]; [.H22])" office:value-type="float" office:value="0.0358254473922221" calcext:value-type="float">
            <text:p>0.035825447392222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/>
          <table:table-cell table:formula="of:=0.018743140698851*LN([.F22])-0.078387188165999" office:value-type="float" office:value="0.0358254473922221" calcext:value-type="float">
            <text:p>0.035825447392222</text:p>
          </table:table-cell>
        </table:table-row>
        <table:table-row table:style-name="ro1">
          <table:table-cell office:value-type="string" calcext:value-type="string">
            <text:p>ALGOL-68</text:p>
          </table:table-cell>
          <table:table-cell table:formula="of:=AVERAGE([.D23]; [.E23]; [.H23])" office:value-type="float" office:value="0.0355269155183724" calcext:value-type="float">
            <text:p>0.035526915518372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/>
          <table:table-cell table:formula="of:=0.018743140698851*LN([.F23])-0.078387188165999" office:value-type="float" office:value="0.0355269155183724" calcext:value-type="float">
            <text:p>0.035526915518372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table:formula="of:=AVERAGE([.D24]; [.E24]; [.H24])" office:value-type="float" office:value="0.0352629292979384" calcext:value-type="float">
            <text:p>0.035262929297939</text:p>
          </table:table-cell>
          <table:table-cell office:value-type="float" office:value="0.01929" calcext:value-type="float">
            <text:p>0.01929</text:p>
          </table:table-cell>
          <table:table-cell/>
          <table:table-cell table:formula="of:=0.365518395505*POWER([.C24]; 0.606095013948301)" office:value-type="float" office:value="0.0333931702185433" calcext:value-type="float">
            <text:p>0.033393170218543</text:p>
          </table:table-cell>
          <table:table-cell office:value-type="float" office:value="475" calcext:value-type="float">
            <text:p>475</text:p>
          </table:table-cell>
          <table:table-cell table:formula="of:=0.365518395505*POWER([.E24]; 0.606095013948301)" office:value-type="float" office:value="0.0465699211061299" calcext:value-type="float">
            <text:p>0.04656992110613</text:p>
          </table:table-cell>
          <table:table-cell table:formula="of:=0.018743140698851*LN([.F24])-0.078387188165999" office:value-type="float" office:value="0.0371326883773335" calcext:value-type="float">
            <text:p>0.037132688377334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table:formula="of:=AVERAGE([.D25]; [.E25]; [.H25])" office:value-type="float" office:value="0.0350479706491436" calcext:value-type="float">
            <text:p>0.035047970649144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/>
          <table:table-cell table:formula="of:=0.018743140698851*LN([.F25])-0.078387188165999" office:value-type="float" office:value="0.0350479706491436" calcext:value-type="float">
            <text:p>0.035047970649144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table:formula="of:=AVERAGE([.D26]; [.E26]; [.H26])" office:value-type="float" office:value="0.0348707292272066" calcext:value-type="float">
            <text:p>0.034870729227207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/>
          <table:table-cell table:formula="of:=0.018743140698851*LN([.F26])-0.078387188165999" office:value-type="float" office:value="0.0348707292272066" calcext:value-type="float">
            <text:p>0.034870729227207</text:p>
          </table:table-cell>
        </table:table-row>
        <table:table-row table:style-name="ro1">
          <table:table-cell office:value-type="string" calcext:value-type="string">
            <text:p>PowerShell</text:p>
          </table:table-cell>
          <table:table-cell table:formula="of:=AVERAGE([.D27]; [.E27]; [.H27])" office:value-type="float" office:value="0.0340051570249063" calcext:value-type="float">
            <text:p>0.034005157024906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/>
          <table:table-cell table:formula="of:=0.018743140698851*LN([.F27])-0.078387188165999" office:value-type="float" office:value="0.0340051570249063" calcext:value-type="float">
            <text:p>0.034005157024906</text:p>
          </table:table-cell>
        </table:table-row>
        <table:table-row table:style-name="ro1">
          <table:table-cell office:value-type="string" calcext:value-type="string">
            <text:p>FreeBASIC</text:p>
          </table:table-cell>
          <table:table-cell table:formula="of:=AVERAGE([.D28]; [.E28]; [.H28])" office:value-type="float" office:value="0.0335330126468735" calcext:value-type="float">
            <text:p>0.033533012646874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/>
          <table:table-cell table:formula="of:=0.018743140698851*LN([.F28])-0.078387188165999" office:value-type="float" office:value="0.0335330126468735" calcext:value-type="float">
            <text:p>0.033533012646874</text:p>
          </table:table-cell>
        </table:table-row>
        <table:table-row table:style-name="ro1">
          <table:table-cell office:value-type="string" calcext:value-type="string">
            <text:p>Seed7</text:p>
          </table:table-cell>
          <table:table-cell table:formula="of:=AVERAGE([.D29]; [.E29]; [.H29])" office:value-type="float" office:value="0.0335330126468735" calcext:value-type="float">
            <text:p>0.033533012646874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/>
          <table:table-cell table:formula="of:=0.018743140698851*LN([.F29])-0.078387188165999" office:value-type="float" office:value="0.0335330126468735" calcext:value-type="float">
            <text:p>0.033533012646874</text:p>
          </table:table-cell>
        </table:table-row>
        <table:table-row table:style-name="ro1">
          <table:table-cell office:value-type="string" calcext:value-type="string">
            <text:p>Forth</text:p>
          </table:table-cell>
          <table:table-cell table:formula="of:=AVERAGE([.D30]; [.E30]; [.H30])" office:value-type="float" office:value="0.0331952892630538" calcext:value-type="float">
            <text:p>0.033195289263054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/>
          <table:table-cell table:formula="of:=0.018743140698851*LN([.F30])-0.078387188165999" office:value-type="float" office:value="0.0331952892630538" calcext:value-type="float">
            <text:p>0.033195289263054</text:p>
          </table:table-cell>
        </table:table-row>
        <table:table-row table:style-name="ro1">
          <table:table-cell office:value-type="string" calcext:value-type="string">
            <text:p>PL-I</text:p>
          </table:table-cell>
          <table:table-cell table:formula="of:=AVERAGE([.D31]; [.E31]; [.H31])" office:value-type="float" office:value="0.0324504306917574" calcext:value-type="float">
            <text:p>0.032450430691757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/>
          <table:table-cell table:formula="of:=0.018743140698851*LN([.F31])-0.078387188165999" office:value-type="float" office:value="0.0324504306917574" calcext:value-type="float">
            <text:p>0.03245043069175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AVERAGE([.D32]; [.E32]; [.H32])" office:value-type="float" office:value="0.0324283088920502" calcext:value-type="float">
            <text:p>0.03242830889205</text:p>
          </table:table-cell>
          <table:table-cell office:value-type="float" office:value="0.00927" calcext:value-type="float">
            <text:p>0.00927</text:p>
          </table:table-cell>
          <table:table-cell/>
          <table:table-cell table:formula="of:=0.365518395505*POWER([.C32]; 0.606095013948301)" office:value-type="float" office:value="0.0214173829345184" calcext:value-type="float">
            <text:p>0.021417382934519</text:p>
          </table:table-cell>
          <table:table-cell office:value-type="float" office:value="665" calcext:value-type="float">
            <text:p>665</text:p>
          </table:table-cell>
          <table:table-cell table:formula="of:=0.365518395505*POWER([.E32]; 0.606095013948301)" office:value-type="float" office:value="0.0355791097953745" calcext:value-type="float">
            <text:p>0.035579109795375</text:p>
          </table:table-cell>
          <table:table-cell table:formula="of:=0.018743140698851*LN([.F32])-0.078387188165999" office:value-type="float" office:value="0.043439234849582" calcext:value-type="float">
            <text:p>0.043439234849582</text:p>
          </table:table-cell>
        </table:table-row>
        <table:table-row table:style-name="ro1">
          <table:table-cell office:value-type="string" calcext:value-type="string">
            <text:p>PARI-GP</text:p>
          </table:table-cell>
          <table:table-cell table:formula="of:=AVERAGE([.D33]; [.E33]; [.H33])" office:value-type="float" office:value="0.0323488416045823" calcext:value-type="float">
            <text:p>0.032348841604582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/>
          <table:table-cell table:formula="of:=0.018743140698851*LN([.F33])-0.078387188165999" office:value-type="float" office:value="0.0323488416045823" calcext:value-type="float">
            <text:p>0.032348841604582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formula="of:=AVERAGE([.D34]; [.E34]; [.H34])" office:value-type="float" office:value="0.0322008910708294" calcext:value-type="float">
            <text:p>0.03220089107083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31" calcext:value-type="float">
            <text:p>0.031</text:p>
          </table:table-cell>
          <table:table-cell table:formula="of:=0.365518395505*POWER([.C34]; 0.606095013948301)" office:value-type="float" office:value="0.0203642191865706" calcext:value-type="float">
            <text:p>0.020364219186571</text:p>
          </table:table-cell>
          <table:table-cell office:value-type="float" office:value="732" calcext:value-type="float">
            <text:p>732</text:p>
          </table:table-cell>
          <table:table-cell table:formula="of:=0.365518395505*POWER([.E34]; 0.606095013948301)" office:value-type="float" office:value="0.0345082091663271" calcext:value-type="float">
            <text:p>0.034508209166327</text:p>
          </table:table-cell>
          <table:table-cell table:formula="of:=0.018743140698851*LN([.F34])-0.078387188165999" office:value-type="float" office:value="0.0452384540259176" calcext:value-type="float">
            <text:p>0.045238454025918</text:p>
          </table:table-cell>
        </table:table-row>
        <table:table-row table:style-name="ro1">
          <table:table-cell office:value-type="string" calcext:value-type="string">
            <text:p>Jq</text:p>
          </table:table-cell>
          <table:table-cell table:formula="of:=AVERAGE([.D35]; [.E35]; [.H35])" office:value-type="float" office:value="0.0321954180409763" calcext:value-type="float">
            <text:p>0.032195418040976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/>
          <table:table-cell table:formula="of:=0.018743140698851*LN([.F35])-0.078387188165999" office:value-type="float" office:value="0.0321954180409763" calcext:value-type="float">
            <text:p>0.032195418040976</text:p>
          </table:table-cell>
        </table:table-row>
        <table:table-row table:style-name="ro1">
          <table:table-cell office:value-type="string" calcext:value-type="string">
            <text:p>Objective-C</text:p>
          </table:table-cell>
          <table:table-cell table:formula="of:=AVERAGE([.D36]; [.E36]; [.H36])" office:value-type="float" office:value="0.0319905486918694" calcext:value-type="float">
            <text:p>0.03199054869186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39" calcext:value-type="float">
            <text:p>0.039</text:p>
          </table:table-cell>
          <table:table-cell table:formula="of:=0.365518395505*POWER([.C36]; 0.606095013948301)" office:value-type="float" office:value="0.0249810973837387" calcext:value-type="float">
            <text:p>0.024981097383739</text:p>
          </table:table-cell>
          <table:table-cell/>
          <table:table-cell table:formula="of:=0.365518395505*POWER([.E36]; 0.606095013948301)" office:value-type="float" office:value="0.0390579608627492" calcext:value-type="float">
            <text:p>0.039057960862749</text:p>
          </table:table-cell>
          <table:table-cell/>
        </table:table-row>
        <table:table-row table:style-name="ro1">
          <table:table-cell office:value-type="string" calcext:value-type="string">
            <text:p>Visual-Basic-.NET</text:p>
          </table:table-cell>
          <table:table-cell table:formula="of:=AVERAGE([.D37]; [.E37]; [.H37])" office:value-type="float" office:value="0.0313688298802517" calcext:value-type="float">
            <text:p>0.031368829880252</text:p>
          </table:table-cell>
          <table:table-cell office:value-type="float" office:value="0.04229" calcext:value-type="float">
            <text:p>0.04229</text:p>
          </table:table-cell>
          <table:table-cell office:value-type="float" office:value="0.009" calcext:value-type="float">
            <text:p>0.009</text:p>
          </table:table-cell>
          <table:table-cell table:formula="of:=0.365518395505*POWER([.C37]; 0.606095013948301)" office:value-type="float" office:value="0.0537376597605034" calcext:value-type="float">
            <text:p>0.053737659760503</text:p>
          </table:table-cell>
          <table:table-cell/>
          <table:table-cell table:formula="of:=0.365518395505*POWER([.E37]; 0.606095013948301)" office:value-type="float" office:value="0.0621351740908692" calcext:value-type="float">
            <text:p>0.062135174090869</text:p>
          </table:table-cell>
          <table:table-cell/>
        </table:table-row>
        <table:table-row table:style-name="ro1">
          <table:table-cell office:value-type="string" calcext:value-type="string">
            <text:p>AWK</text:p>
          </table:table-cell>
          <table:table-cell table:formula="of:=AVERAGE([.D38]; [.E38]; [.H38])" office:value-type="float" office:value="0.0309754904299319" calcext:value-type="float">
            <text:p>0.03097549042993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/>
          <table:table-cell table:formula="of:=0.018743140698851*LN([.F38])-0.078387188165999" office:value-type="float" office:value="0.0309754904299319" calcext:value-type="float">
            <text:p>0.030975490429932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table:formula="of:=AVERAGE([.D39]; [.E39]; [.H39])" office:value-type="float" office:value="0.030820537341632" calcext:value-type="float">
            <text:p>0.030820537341632</text:p>
          </table:table-cell>
          <table:table-cell office:value-type="float" office:value="0.0169" calcext:value-type="float">
            <text:p>0.0169</text:p>
          </table:table-cell>
          <table:table-cell/>
          <table:table-cell table:formula="of:=0.365518395505*POWER([.C39]; 0.606095013948301)" office:value-type="float" office:value="0.030820537341632" calcext:value-type="float">
            <text:p>0.030820537341632</text:p>
          </table:table-cell>
          <table:table-cell/>
          <table:table-cell table:formula="of:=0.365518395505*POWER([.E39]; 0.606095013948301)" office:value-type="float" office:value="0.0443611526804891" calcext:value-type="float">
            <text:p>0.044361152680489</text:p>
          </table:table-cell>
          <table:table-cell/>
        </table:table-row>
        <table:table-row table:style-name="ro1">
          <table:table-cell office:value-type="string" calcext:value-type="string">
            <text:p>Perl</text:p>
          </table:table-cell>
          <table:table-cell table:formula="of:=AVERAGE([.D40]; [.E40]; [.H40])" office:value-type="float" office:value="0.0277431468838082" calcext:value-type="float">
            <text:p>0.027743146883808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.019" calcext:value-type="float">
            <text:p>0.019</text:p>
          </table:table-cell>
          <table:table-cell table:formula="of:=0.365518395505*POWER([.C40]; 0.606095013948301)" office:value-type="float" office:value="0.0200442491390516" calcext:value-type="float">
            <text:p>0.020044249139052</text:p>
          </table:table-cell>
          <table:table-cell office:value-type="float" office:value="692" calcext:value-type="float">
            <text:p>692</text:p>
          </table:table-cell>
          <table:table-cell table:formula="of:=0.365518395505*POWER([.E40]; 0.606095013948301)" office:value-type="float" office:value="0.0341785566021941" calcext:value-type="float">
            <text:p>0.034178556602194</text:p>
          </table:table-cell>
          <table:table-cell table:formula="of:=0.018743140698851*LN([.F40])-0.078387188165999" office:value-type="float" office:value="0.0441851915123729" calcext:value-type="float">
            <text:p>0.044185191512373</text:p>
          </table:table-cell>
        </table:table-row>
        <table:table-row table:style-name="ro1">
          <table:table-cell office:value-type="string" calcext:value-type="string">
            <text:p>Groovy</text:p>
          </table:table-cell>
          <table:table-cell table:formula="of:=AVERAGE([.D41]; [.E41]; [.H41])" office:value-type="float" office:value="0.027736110465357" calcext:value-type="float">
            <text:p>0.027736110465357</text:p>
          </table:table-cell>
          <table:table-cell office:value-type="float" office:value="0.01099" calcext:value-type="float">
            <text:p>0.01099</text:p>
          </table:table-cell>
          <table:table-cell/>
          <table:table-cell table:formula="of:=0.365518395505*POWER([.C41]; 0.606095013948301)" office:value-type="float" office:value="0.0237447558123499" calcext:value-type="float">
            <text:p>0.02374475581235</text:p>
          </table:table-cell>
          <table:table-cell office:value-type="float" office:value="356" calcext:value-type="float">
            <text:p>356</text:p>
          </table:table-cell>
          <table:table-cell table:formula="of:=0.365518395505*POWER([.E41]; 0.606095013948301)" office:value-type="float" office:value="0.0378746759533137" calcext:value-type="float">
            <text:p>0.037874675953314</text:p>
          </table:table-cell>
          <table:table-cell table:formula="of:=0.018743140698851*LN([.F41])-0.078387188165999" office:value-type="float" office:value="0.0317274651183641" calcext:value-type="float">
            <text:p>0.031727465118364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table:formula="of:=AVERAGE([.D42]; [.E42]; [.H42])" office:value-type="float" office:value="0.0277048907261905" calcext:value-type="float">
            <text:p>0.027704890726191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.025" calcext:value-type="float">
            <text:p>0.025</text:p>
          </table:table-cell>
          <table:table-cell table:formula="of:=0.365518395505*POWER([.C42]; 0.606095013948301)" office:value-type="float" office:value="0.0304097814523811" calcext:value-type="float">
            <text:p>0.030409781452381</text:p>
          </table:table-cell>
          <table:table-cell/>
          <table:table-cell table:formula="of:=0.365518395505*POWER([.E42]; 0.606095013948301)" office:value-type="float" office:value="0.0440018729722203" calcext:value-type="float">
            <text:p>0.04400187297222</text:p>
          </table:table-cell>
          <table:table-cell/>
        </table:table-row>
        <table:table-row table:style-name="ro1">
          <table:table-cell office:value-type="string" calcext:value-type="string">
            <text:p>Julia</text:p>
          </table:table-cell>
          <table:table-cell table:formula="of:=AVERAGE([.D43]; [.E43]; [.H43])" office:value-type="float" office:value="0.0269607069180587" calcext:value-type="float">
            <text:p>0.026960706918059</text:p>
          </table:table-cell>
          <table:table-cell office:value-type="float" office:value="0.00249" calcext:value-type="float">
            <text:p>0.00249</text:p>
          </table:table-cell>
          <table:table-cell/>
          <table:table-cell table:formula="of:=0.365518395505*POWER([.C43]; 0.606095013948301)" office:value-type="float" office:value="0.00965514155981779" calcext:value-type="float">
            <text:p>0.009655141559818</text:p>
          </table:table-cell>
          <table:table-cell office:value-type="float" office:value="695" calcext:value-type="float">
            <text:p>695</text:p>
          </table:table-cell>
          <table:table-cell table:formula="of:=0.365518395505*POWER([.E43]; 0.606095013948301)" office:value-type="float" office:value="0.0219523744420407" calcext:value-type="float">
            <text:p>0.021952374442041</text:p>
          </table:table-cell>
          <table:table-cell table:formula="of:=0.018743140698851*LN([.F43])-0.078387188165999" office:value-type="float" office:value="0.0442662722762996" calcext:value-type="float">
            <text:p>0.0442662722763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table:formula="of:=AVERAGE([.D44]; [.E44]; [.H44])" office:value-type="float" office:value="0.0262589176244521" calcext:value-type="float">
            <text:p>0.026258917624452</text:p>
          </table:table-cell>
          <table:table-cell office:value-type="float" office:value="0.00178" calcext:value-type="float">
            <text:p>0.00178</text:p>
          </table:table-cell>
          <table:table-cell/>
          <table:table-cell table:formula="of:=0.365518395505*POWER([.C44]; 0.606095013948301)" office:value-type="float" office:value="0.0078777557541809" calcext:value-type="float">
            <text:p>0.007877755754181</text:p>
          </table:table-cell>
          <table:table-cell office:value-type="float" office:value="709" calcext:value-type="float">
            <text:p>709</text:p>
          </table:table-cell>
          <table:table-cell table:formula="of:=0.365518395505*POWER([.E44]; 0.606095013948301)" office:value-type="float" office:value="0.0194056989457847" calcext:value-type="float">
            <text:p>0.019405698945785</text:p>
          </table:table-cell>
          <table:table-cell table:formula="of:=0.018743140698851*LN([.F44])-0.078387188165999" office:value-type="float" office:value="0.0446400794947234" calcext:value-type="float">
            <text:p>0.044640079494723</text:p>
          </table:table-cell>
        </table:table-row>
        <table:table-row table:style-name="ro1">
          <table:table-cell office:value-type="string" calcext:value-type="string">
            <text:p>Clojure</text:p>
          </table:table-cell>
          <table:table-cell table:formula="of:=AVERAGE([.D45]; [.E45]; [.H45])" office:value-type="float" office:value="0.0261449322412283" calcext:value-type="float">
            <text:p>0.026144932241228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office:value-type="float" office:value="479" calcext:value-type="float">
            <text:p>479</text:p>
          </table:table-cell>
          <table:table-cell/>
          <table:table-cell table:formula="of:=0.018743140698851*LN([.F45])-0.078387188165999" office:value-type="float" office:value="0.0372898644824566" calcext:value-type="float">
            <text:p>0.037289864482457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formula="of:=AVERAGE([.D46]; [.E46]; [.H46])" office:value-type="float" office:value="0.0259749936889384" calcext:value-type="float">
            <text:p>0.025974993688939</text:p>
          </table:table-cell>
          <table:table-cell office:value-type="float" office:value="0.00296" calcext:value-type="float">
            <text:p>0.00296</text:p>
          </table:table-cell>
          <table:table-cell/>
          <table:table-cell table:formula="of:=0.365518395505*POWER([.C46]; 0.606095013948301)" office:value-type="float" office:value="0.0107219000154524" calcext:value-type="float">
            <text:p>0.010721900015453</text:p>
          </table:table-cell>
          <table:table-cell office:value-type="float" office:value="591" calcext:value-type="float">
            <text:p>591</text:p>
          </table:table-cell>
          <table:table-cell table:formula="of:=0.365518395505*POWER([.E46]; 0.606095013948301)" office:value-type="float" office:value="0.0233919684387497" calcext:value-type="float">
            <text:p>0.02339196843875</text:p>
          </table:table-cell>
          <table:table-cell table:formula="of:=0.018743140698851*LN([.F46])-0.078387188165999" office:value-type="float" office:value="0.0412280873624245" calcext:value-type="float">
            <text:p>0.041228087362425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table:formula="of:=AVERAGE([.D47]; [.E47]; [.H47])" office:value-type="float" office:value="0.0254884324904165" calcext:value-type="float">
            <text:p>0.025488432490417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22" calcext:value-type="float">
            <text:p>0.022</text:p>
          </table:table-cell>
          <table:table-cell table:formula="of:=0.365518395505*POWER([.C47]; 0.606095013948301)" office:value-type="float" office:value="0.0126134207347239" calcext:value-type="float">
            <text:p>0.012613420734724</text:p>
          </table:table-cell>
          <table:table-cell office:value-type="float" office:value="611" calcext:value-type="float">
            <text:p>611</text:p>
          </table:table-cell>
          <table:table-cell table:formula="of:=0.365518395505*POWER([.E47]; 0.606095013948301)" office:value-type="float" office:value="0.0258127049932918" calcext:value-type="float">
            <text:p>0.025812704993292</text:p>
          </table:table-cell>
          <table:table-cell table:formula="of:=0.018743140698851*LN([.F47])-0.078387188165999" office:value-type="float" office:value="0.0418518767365254" calcext:value-type="float">
            <text:p>0.041851876736526</text:p>
          </table:table-cell>
        </table:table-row>
        <table:table-row table:style-name="ro1">
          <table:table-cell office:value-type="string" calcext:value-type="string">
            <text:p>Delphi</text:p>
          </table:table-cell>
          <table:table-cell table:formula="of:=AVERAGE([.D48]; [.E48]; [.H48])" office:value-type="float" office:value="0.02430358545321" calcext:value-type="float">
            <text:p>0.02430358545321</text:p>
          </table:table-cell>
          <table:table-cell office:value-type="float" office:value="0.01142" calcext:value-type="float">
            <text:p>0.01142</text:p>
          </table:table-cell>
          <table:table-cell/>
          <table:table-cell table:formula="of:=0.365518395505*POWER([.C48]; 0.606095013948301)" office:value-type="float" office:value="0.02430358545321" calcext:value-type="float">
            <text:p>0.02430358545321</text:p>
          </table:table-cell>
          <table:table-cell/>
          <table:table-cell table:formula="of:=0.365518395505*POWER([.E48]; 0.606095013948301)" office:value-type="float" office:value="0.0384124569201334" calcext:value-type="float">
            <text:p>0.038412456920134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formula="of:=AVERAGE([.D49]; [.E49]; [.H49])" office:value-type="float" office:value="0.0237479478897611" calcext:value-type="float">
            <text:p>0.023747947889761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7" calcext:value-type="float">
            <text:p>0.017</text:p>
          </table:table-cell>
          <table:table-cell table:formula="of:=0.365518395505*POWER([.C49]; 0.606095013948301)" office:value-type="float" office:value="0.0221514101769502" calcext:value-type="float">
            <text:p>0.02215141017695</text:p>
          </table:table-cell>
          <table:table-cell office:value-type="float" office:value="363" calcext:value-type="float">
            <text:p>363</text:p>
          </table:table-cell>
          <table:table-cell table:formula="of:=0.365518395505*POWER([.E49]; 0.606095013948301)" office:value-type="float" office:value="0.036313262106557" calcext:value-type="float">
            <text:p>0.036313262106557</text:p>
          </table:table-cell>
          <table:table-cell table:formula="of:=0.018743140698851*LN([.F49])-0.078387188165999" office:value-type="float" office:value="0.0320924334923332" calcext:value-type="float">
            <text:p>0.032092433492333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table:formula="of:=AVERAGE([.D50]; [.E50]; [.H50])" office:value-type="float" office:value="0.0228667071999097" calcext:value-type="float">
            <text:p>0.02286670719991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17" calcext:value-type="float">
            <text:p>0.017</text:p>
          </table:table-cell>
          <table:table-cell table:formula="of:=0.365518395505*POWER([.C50]; 0.606095013948301)" office:value-type="float" office:value="0.00853092280671253" calcext:value-type="float">
            <text:p>0.008530922806713</text:p>
          </table:table-cell>
          <table:table-cell office:value-type="float" office:value="652" calcext:value-type="float">
            <text:p>652</text:p>
          </table:table-cell>
          <table:table-cell table:formula="of:=0.365518395505*POWER([.E50]; 0.606095013948301)" office:value-type="float" office:value="0.0203655544314918" calcext:value-type="float">
            <text:p>0.020365554431492</text:p>
          </table:table-cell>
          <table:table-cell table:formula="of:=0.018743140698851*LN([.F50])-0.078387188165999" office:value-type="float" office:value="0.0430691987930165" calcext:value-type="float">
            <text:p>0.043069198793017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formula="of:=AVERAGE([.D51]; [.E51]; [.H51])" office:value-type="float" office:value="0.0227220416501178" calcext:value-type="float">
            <text:p>0.022722041650118</text:p>
          </table:table-cell>
          <table:table-cell office:value-type="float" office:value="0.01022" calcext:value-type="float">
            <text:p>0.01022</text:p>
          </table:table-cell>
          <table:table-cell/>
          <table:table-cell table:formula="of:=0.365518395505*POWER([.C51]; 0.606095013948301)" office:value-type="float" office:value="0.0227220416501178" calcext:value-type="float">
            <text:p>0.022722041650118</text:p>
          </table:table-cell>
          <table:table-cell/>
          <table:table-cell table:formula="of:=0.365518395505*POWER([.E51]; 0.606095013948301)" office:value-type="float" office:value="0.0368773897486173" calcext:value-type="float">
            <text:p>0.036877389748617</text:p>
          </table:table-cell>
          <table:table-cell/>
        </table:table-row>
        <table:table-row table:style-name="ro1">
          <table:table-cell office:value-type="string" calcext:value-type="string">
            <text:p>Erlang</text:p>
          </table:table-cell>
          <table:table-cell table:formula="of:=AVERAGE([.D52]; [.E52]; [.H52])" office:value-type="float" office:value="0.021908862027983" calcext:value-type="float">
            <text:p>0.02190886202798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398" calcext:value-type="float">
            <text:p>398</text:p>
          </table:table-cell>
          <table:table-cell/>
          <table:table-cell table:formula="of:=0.018743140698851*LN([.F52])-0.078387188165999" office:value-type="float" office:value="0.0338177240559659" calcext:value-type="float">
            <text:p>0.033817724055966</text:p>
          </table:table-cell>
        </table:table-row>
        <table:table-row table:style-name="ro1">
          <table:table-cell office:value-type="string" calcext:value-type="string">
            <text:p>Kotlin</text:p>
          </table:table-cell>
          <table:table-cell table:formula="of:=AVERAGE([.D53]; [.E53]; [.H53])" office:value-type="float" office:value="0.0212720207802377" calcext:value-type="float">
            <text:p>0.02127202078023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table:formula="of:=0.365518395505*POWER([.C53]; 0.606095013948301)" office:value-type="float" office:value="0.0108094851776772" calcext:value-type="float">
            <text:p>0.010809485177677</text:p>
          </table:table-cell>
          <table:table-cell office:value-type="float" office:value="723" calcext:value-type="float">
            <text:p>723</text:p>
          </table:table-cell>
          <table:table-cell table:formula="of:=0.365518395505*POWER([.E53]; 0.606095013948301)" office:value-type="float" office:value="0.0235075981988855" calcext:value-type="float">
            <text:p>0.023507598198886</text:p>
          </table:table-cell>
          <table:table-cell table:formula="of:=0.018743140698851*LN([.F53])-0.078387188165999" office:value-type="float" office:value="0.0450065771630359" calcext:value-type="float">
            <text:p>0.045006577163036</text:p>
          </table:table-cell>
        </table:table-row>
        <table:table-row table:style-name="ro1">
          <table:table-cell office:value-type="string" calcext:value-type="string">
            <text:p>Lisp</text:p>
          </table:table-cell>
          <table:table-cell table:formula="of:=AVERAGE([.D54]; [.E54]; [.H54])" office:value-type="float" office:value="0.0210233230451685" calcext:value-type="float">
            <text:p>0.021023323045169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8" calcext:value-type="float">
            <text:p>0.008</text:p>
          </table:table-cell>
          <table:table-cell table:formula="of:=0.365518395505*POWER([.C54]; 0.606095013948301)" office:value-type="float" office:value="0.0130045799438332" calcext:value-type="float">
            <text:p>0.013004579943833</text:p>
          </table:table-cell>
          <table:table-cell office:value-type="float" office:value="618" calcext:value-type="float">
            <text:p>618</text:p>
          </table:table-cell>
          <table:table-cell table:formula="of:=0.365518395505*POWER([.E54]; 0.606095013948301)" office:value-type="float" office:value="0.0262949546862494" calcext:value-type="float">
            <text:p>0.02629495468625</text:p>
          </table:table-cell>
          <table:table-cell table:formula="of:=0.018743140698851*LN([.F54])-0.078387188165999" office:value-type="float" office:value="0.0420653891916724" calcext:value-type="float">
            <text:p>0.042065389191672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table:formula="of:=AVERAGE([.D55]; [.E55]; [.H55])" office:value-type="float" office:value="0.0209716445944269" calcext:value-type="float">
            <text:p>0.02097164459442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6" calcext:value-type="float">
            <text:p>0.016</text:p>
          </table:table-cell>
          <table:table-cell table:formula="of:=0.365518395505*POWER([.C55]; 0.606095013948301)" office:value-type="float" office:value="0.0101407861290037" calcext:value-type="float">
            <text:p>0.010140786129004</text:p>
          </table:table-cell>
          <table:table-cell office:value-type="float" office:value="466" calcext:value-type="float">
            <text:p>466</text:p>
          </table:table-cell>
          <table:table-cell table:formula="of:=0.365518395505*POWER([.E55]; 0.606095013948301)" office:value-type="float" office:value="0.0226151353580357" calcext:value-type="float">
            <text:p>0.022615135358036</text:p>
          </table:table-cell>
          <table:table-cell table:formula="of:=0.018743140698851*LN([.F55])-0.078387188165999" office:value-type="float" office:value="0.036774147654277" calcext:value-type="float">
            <text:p>0.036774147654277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table:formula="of:=AVERAGE([.D56]; [.E56]; [.H56])" office:value-type="float" office:value="0.0207020828489178" calcext:value-type="float">
            <text:p>0.020702082848918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12" calcext:value-type="float">
            <text:p>0.012</text:p>
          </table:table-cell>
          <table:table-cell table:formula="of:=0.365518395505*POWER([.C56]; 0.606095013948301)" office:value-type="float" office:value="0.0148390573787089" calcext:value-type="float">
            <text:p>0.014839057378709</text:p>
          </table:table-cell>
          <table:table-cell office:value-type="float" office:value="430" calcext:value-type="float">
            <text:p>430</text:p>
          </table:table-cell>
          <table:table-cell table:formula="of:=0.365518395505*POWER([.E56]; 0.606095013948301)" office:value-type="float" office:value="0.0284844424533108" calcext:value-type="float">
            <text:p>0.028484442453311</text:p>
          </table:table-cell>
          <table:table-cell table:formula="of:=0.018743140698851*LN([.F56])-0.078387188165999" office:value-type="float" office:value="0.0352671911680444" calcext:value-type="float">
            <text:p>0.035267191168044</text:p>
          </table:table-cell>
        </table:table-row>
        <table:table-row table:style-name="ro1">
          <table:table-cell office:value-type="string" calcext:value-type="string">
            <text:p>SAS</text:p>
          </table:table-cell>
          <table:table-cell table:formula="of:=AVERAGE([.D57]; [.E57]; [.H57])" office:value-type="float" office:value="0.0199564075965903" calcext:value-type="float">
            <text:p>0.01995640759659</text:p>
          </table:table-cell>
          <table:table-cell office:value-type="float" office:value="0.00825" calcext:value-type="float">
            <text:p>0.00825</text:p>
          </table:table-cell>
          <table:table-cell/>
          <table:table-cell table:formula="of:=0.365518395505*POWER([.C57]; 0.606095013948301)" office:value-type="float" office:value="0.0199564075965903" calcext:value-type="float">
            <text:p>0.01995640759659</text:p>
          </table:table-cell>
          <table:table-cell/>
          <table:table-cell table:formula="of:=0.365518395505*POWER([.E57]; 0.606095013948301)" office:value-type="float" office:value="0.0340876950729381" calcext:value-type="float">
            <text:p>0.034087695072938</text:p>
          </table:table-cell>
          <table:table-cell/>
        </table:table-row>
        <table:table-row table:style-name="ro1">
          <table:table-cell office:value-type="string" calcext:value-type="string">
            <text:p>Fortran</text:p>
          </table:table-cell>
          <table:table-cell table:formula="of:=AVERAGE([.D58]; [.E58]; [.H58])" office:value-type="float" office:value="0.0190815159762183" calcext:value-type="float">
            <text:p>0.01908151597621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8" calcext:value-type="float">
            <text:p>0.008</text:p>
          </table:table-cell>
          <table:table-cell table:formula="of:=0.365518395505*POWER([.C58]; 0.606095013948301)" office:value-type="float" office:value="0.0126725936127105" calcext:value-type="float">
            <text:p>0.012672593612711</text:p>
          </table:table-cell>
          <table:table-cell office:value-type="float" office:value="461" calcext:value-type="float">
            <text:p>461</text:p>
          </table:table-cell>
          <table:table-cell table:formula="of:=0.365518395505*POWER([.E58]; 0.606095013948301)" office:value-type="float" office:value="0.0258860319157542" calcext:value-type="float">
            <text:p>0.025886031915754</text:p>
          </table:table-cell>
          <table:table-cell table:formula="of:=0.018743140698851*LN([.F58])-0.078387188165999" office:value-type="float" office:value="0.0365719543159445" calcext:value-type="float">
            <text:p>0.036571954315945</text:p>
          </table:table-cell>
        </table:table-row>
        <table:table-row table:style-name="ro1">
          <table:table-cell office:value-type="string" calcext:value-type="string">
            <text:p>MATLAB</text:p>
          </table:table-cell>
          <table:table-cell table:formula="of:=AVERAGE([.D59]; [.E59]; [.H59])" office:value-type="float" office:value="0.0184475570291158" calcext:value-type="float">
            <text:p>0.018447557029116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16" calcext:value-type="float">
            <text:p>0.016</text:p>
          </table:table-cell>
          <table:table-cell table:formula="of:=0.365518395505*POWER([.C59]; 0.606095013948301)" office:value-type="float" office:value="0.0208951140582315" calcext:value-type="float">
            <text:p>0.020895114058232</text:p>
          </table:table-cell>
          <table:table-cell/>
          <table:table-cell table:formula="of:=0.365518395505*POWER([.E59]; 0.606095013948301)" office:value-type="float" office:value="0.0350507032212" calcext:value-type="float">
            <text:p>0.0350507032212</text:p>
          </table:table-cell>
          <table:table-cell/>
        </table:table-row>
        <table:table-row table:style-name="ro1">
          <table:table-cell office:value-type="string" calcext:value-type="string">
            <text:p>PL-SQL</text:p>
          </table:table-cell>
          <table:table-cell table:formula="of:=AVERAGE([.D60]; [.E60]; [.H60])" office:value-type="float" office:value="0.0171260349299189" calcext:value-type="float">
            <text:p>0.017126034929919</text:p>
          </table:table-cell>
          <table:table-cell office:value-type="float" office:value="0.00641" calcext:value-type="float">
            <text:p>0.00641</text:p>
          </table:table-cell>
          <table:table-cell/>
          <table:table-cell table:formula="of:=0.365518395505*POWER([.C60]; 0.606095013948301)" office:value-type="float" office:value="0.0171260349299189" calcext:value-type="float">
            <text:p>0.017126034929919</text:p>
          </table:table-cell>
          <table:table-cell/>
          <table:table-cell table:formula="of:=0.365518395505*POWER([.E60]; 0.606095013948301)" office:value-type="float" office:value="0.0310697277429902" calcext:value-type="float">
            <text:p>0.03106972774299</text:p>
          </table:table-cell>
          <table:table-cell/>
        </table:table-row>
        <table:table-row table:style-name="ro1">
          <table:table-cell office:value-type="string" calcext:value-type="string">
            <text:p>Dart</text:p>
          </table:table-cell>
          <table:table-cell table:formula="of:=AVERAGE([.D61]; [.E61]; [.H61])" office:value-type="float" office:value="0.0167015766529465" calcext:value-type="float">
            <text:p>0.016701576652947</text:p>
          </table:table-cell>
          <table:table-cell office:value-type="float" office:value="0.00615" calcext:value-type="float">
            <text:p>0.00615</text:p>
          </table:table-cell>
          <table:table-cell/>
          <table:table-cell table:formula="of:=0.365518395505*POWER([.C61]; 0.606095013948301)" office:value-type="float" office:value="0.0167015766529465" calcext:value-type="float">
            <text:p>0.016701576652947</text:p>
          </table:table-cell>
          <table:table-cell/>
          <table:table-cell table:formula="of:=0.365518395505*POWER([.E61]; 0.606095013948301)" office:value-type="float" office:value="0.030600702966932" calcext:value-type="float">
            <text:p>0.030600702966932</text:p>
          </table:table-cell>
          <table:table-cell/>
        </table:table-row>
        <table:table-row table:style-name="ro1">
          <table:table-cell office:value-type="string" calcext:value-type="string">
            <text:p>Visual-Basic</text:p>
          </table:table-cell>
          <table:table-cell table:formula="of:=AVERAGE([.D62]; [.E62]; [.H62])" office:value-type="float" office:value="0.0154174204410726" calcext:value-type="float">
            <text:p>0.015417420441073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09" calcext:value-type="float">
            <text:p>0.009</text:p>
          </table:table-cell>
          <table:table-cell table:formula="of:=0.365518395505*POWER([.C62]; 0.606095013948301)" office:value-type="float" office:value="0.0218348408821451" calcext:value-type="float">
            <text:p>0.021834840882145</text:p>
          </table:table-cell>
          <table:table-cell/>
          <table:table-cell table:formula="of:=0.365518395505*POWER([.E62]; 0.606095013948301)" office:value-type="float" office:value="0.0359978326614473" calcext:value-type="float">
            <text:p>0.035997832661447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table:formula="of:=AVERAGE([.D63]; [.E63]; [.H63])" office:value-type="float" office:value="0.0140614308946151" calcext:value-type="float">
            <text:p>0.014061430894615</text:p>
          </table:table-cell>
          <table:table-cell office:value-type="float" office:value="0.00463" calcext:value-type="float">
            <text:p>0.00463</text:p>
          </table:table-cell>
          <table:table-cell/>
          <table:table-cell table:formula="of:=0.365518395505*POWER([.C63]; 0.606095013948301)" office:value-type="float" office:value="0.0140614308946151" calcext:value-type="float">
            <text:p>0.014061430894615</text:p>
          </table:table-cell>
          <table:table-cell/>
          <table:table-cell table:formula="of:=0.365518395505*POWER([.E63]; 0.606095013948301)" office:value-type="float" office:value="0.0275701521501896" calcext:value-type="float">
            <text:p>0.02757015215019</text:p>
          </table:table-cell>
          <table:table-cell/>
        </table:table-row>
        <table:table-row table:style-name="ro1">
          <table:table-cell office:value-type="string" calcext:value-type="string">
            <text:p>RPG</text:p>
          </table:table-cell>
          <table:table-cell table:formula="of:=AVERAGE([.D64]; [.E64]; [.H64])" office:value-type="float" office:value="0.0125738717347566" calcext:value-type="float">
            <text:p>0.012573871734757</text:p>
          </table:table-cell>
          <table:table-cell office:value-type="float" office:value="0.00385" calcext:value-type="float">
            <text:p>0.00385</text:p>
          </table:table-cell>
          <table:table-cell/>
          <table:table-cell table:formula="of:=0.365518395505*POWER([.C64]; 0.606095013948301)" office:value-type="float" office:value="0.0125738717347566" calcext:value-type="float">
            <text:p>0.012573871734757</text:p>
          </table:table-cell>
          <table:table-cell/>
          <table:table-cell table:formula="of:=0.365518395505*POWER([.E64]; 0.606095013948301)" office:value-type="float" office:value="0.0257636203820778" calcext:value-type="float">
            <text:p>0.025763620382078</text:p>
          </table:table-cell>
          <table:table-cell/>
        </table:table-row>
        <table:table-row table:style-name="ro1">
          <table:table-cell office:value-type="string" calcext:value-type="string">
            <text:p>Transact-SQL</text:p>
          </table:table-cell>
          <table:table-cell table:formula="of:=AVERAGE([.D65]; [.E65]; [.H65])" office:value-type="float" office:value="0.0124746435192539" calcext:value-type="float">
            <text:p>0.012474643519254</text:p>
          </table:table-cell>
          <table:table-cell office:value-type="float" office:value="0.0038" calcext:value-type="float">
            <text:p>0.0038</text:p>
          </table:table-cell>
          <table:table-cell/>
          <table:table-cell table:formula="of:=0.365518395505*POWER([.C65]; 0.606095013948301)" office:value-type="float" office:value="0.0124746435192539" calcext:value-type="float">
            <text:p>0.012474643519254</text:p>
          </table:table-cell>
          <table:table-cell/>
          <table:table-cell table:formula="of:=0.365518395505*POWER([.E65]; 0.606095013948301)" office:value-type="float" office:value="0.025640198907842" calcext:value-type="float">
            <text:p>0.025640198907842</text:p>
          </table:table-cell>
          <table:table-cell/>
        </table:table-row>
        <table:table-row table:style-name="ro1">
          <table:table-cell office:value-type="string" calcext:value-type="string">
            <text:p>Logo</text:p>
          </table:table-cell>
          <table:table-cell table:formula="of:=AVERAGE([.D66]; [.E66]; [.H66])" office:value-type="float" office:value="0.0113256459716443" calcext:value-type="float">
            <text:p>0.011325645971644</text:p>
          </table:table-cell>
          <table:table-cell office:value-type="float" office:value="0.00324" calcext:value-type="float">
            <text:p>0.00324</text:p>
          </table:table-cell>
          <table:table-cell/>
          <table:table-cell table:formula="of:=0.365518395505*POWER([.C66]; 0.606095013948301)" office:value-type="float" office:value="0.0113256459716443" calcext:value-type="float">
            <text:p>0.011325645971644</text:p>
          </table:table-cell>
          <table:table-cell/>
          <table:table-cell table:formula="of:=0.365518395505*POWER([.E66]; 0.606095013948301)" office:value-type="float" office:value="0.0241816824910672" calcext:value-type="float">
            <text:p>0.024181682491067</text:p>
          </table:table-cell>
          <table:table-cell/>
        </table:table-row>
        <table:table-row table:style-name="ro1">
          <table:table-cell office:value-type="string" calcext:value-type="string">
            <text:p>ABAP</text:p>
          </table:table-cell>
          <table:table-cell table:formula="of:=AVERAGE([.D67]; [.E67]; [.H67])" office:value-type="float" office:value="0.0109400052791396" calcext:value-type="float">
            <text:p>0.01094000527914</text:p>
          </table:table-cell>
          <table:table-cell office:value-type="float" office:value="0.00306" calcext:value-type="float">
            <text:p>0.00306</text:p>
          </table:table-cell>
          <table:table-cell/>
          <table:table-cell table:formula="of:=0.365518395505*POWER([.C67]; 0.606095013948301)" office:value-type="float" office:value="0.0109400052791396" calcext:value-type="float">
            <text:p>0.01094000527914</text:p>
          </table:table-cell>
          <table:table-cell/>
          <table:table-cell table:formula="of:=0.365518395505*POWER([.E67]; 0.606095013948301)" office:value-type="float" office:value="0.0236792281561864" calcext:value-type="float">
            <text:p>0.023679228156187</text:p>
          </table:table-cell>
          <table:table-cell/>
        </table:table-row>
        <table:table-row table:style-name="ro1">
          <table:table-cell office:value-type="string" calcext:value-type="string">
            <text:p>Scheme</text:p>
          </table:table-cell>
          <table:table-cell table:formula="of:=AVERAGE([.D68]; [.E68]; [.H68])" office:value-type="float" office:value="0.0105453183015315" calcext:value-type="float">
            <text:p>0.010545318301532</text:p>
          </table:table-cell>
          <table:table-cell office:value-type="float" office:value="0.00288" calcext:value-type="float">
            <text:p>0.00288</text:p>
          </table:table-cell>
          <table:table-cell/>
          <table:table-cell table:formula="of:=0.365518395505*POWER([.C68]; 0.606095013948301)" office:value-type="float" office:value="0.0105453183015315" calcext:value-type="float">
            <text:p>0.010545318301532</text:p>
          </table:table-cell>
          <table:table-cell/>
          <table:table-cell table:formula="of:=0.365518395505*POWER([.E68]; 0.606095013948301)" office:value-type="float" office:value="0.0231577081191102" calcext:value-type="float">
            <text:p>0.02315770811911</text:p>
          </table:table-cell>
          <table:table-cell/>
        </table:table-row>
        <table:table-row table:style-name="ro1">
          <table:table-cell office:value-type="string" calcext:value-type="string">
            <text:p>ML-I</text:p>
          </table:table-cell>
          <table:table-cell table:formula="of:=AVERAGE([.D69]; [.E69]; [.H69])" office:value-type="float" office:value="0.00970207095812842" calcext:value-type="float">
            <text:p>0.009702070958128</text:p>
          </table:table-cell>
          <table:table-cell office:value-type="float" office:value="0.00251" calcext:value-type="float">
            <text:p>0.00251</text:p>
          </table:table-cell>
          <table:table-cell/>
          <table:table-cell table:formula="of:=0.365518395505*POWER([.C69]; 0.606095013948301)" office:value-type="float" office:value="0.00970207095812842" calcext:value-type="float">
            <text:p>0.009702070958128</text:p>
          </table:table-cell>
          <table:table-cell/>
          <table:table-cell table:formula="of:=0.365518395505*POWER([.E69]; 0.606095013948301)" office:value-type="float" office:value="0.0220169835197739" calcext:value-type="float">
            <text:p>0.022016983519774</text:p>
          </table:table-cell>
          <table:table-cell/>
        </table:table-row>
        <table:table-row table:style-name="ro1">
          <table:table-cell office:value-type="string" calcext:value-type="string">
            <text:p>COBOL</text:p>
          </table:table-cell>
          <table:table-cell table:formula="of:=AVERAGE([.D70]; [.E70]; [.H70])" office:value-type="float" office:value="0.00934613901349056" calcext:value-type="float">
            <text:p>0.009346139013491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6" calcext:value-type="float">
            <text:p>0.006</text:p>
          </table:table-cell>
          <table:table-cell table:formula="of:=0.365518395505*POWER([.C70]; 0.606095013948301)" office:value-type="float" office:value="0.0126922780269811" calcext:value-type="float">
            <text:p>0.012692278026981</text:p>
          </table:table-cell>
          <table:table-cell/>
          <table:table-cell table:formula="of:=0.365518395505*POWER([.E70]; 0.606095013948301)" office:value-type="float" office:value="0.0259103948949797" calcext:value-type="float">
            <text:p>0.02591039489498</text:p>
          </table:table-cell>
          <table:table-cell/>
        </table:table-row>
        <table:table-row table:style-name="ro1">
          <table:table-cell office:value-type="string" calcext:value-type="string">
            <text:p>F-Sharp</text:p>
          </table:table-cell>
          <table:table-cell table:formula="of:=AVERAGE([.D71]; [.E71]; [.H71])" office:value-type="float" office:value="0.00932237519700218" calcext:value-type="float">
            <text:p>0.009322375197002</text:p>
          </table:table-cell>
          <table:table-cell office:value-type="float" office:value="0.00235" calcext:value-type="float">
            <text:p>0.00235</text:p>
          </table:table-cell>
          <table:table-cell/>
          <table:table-cell table:formula="of:=0.365518395505*POWER([.C71]; 0.606095013948301)" office:value-type="float" office:value="0.00932237519700218" calcext:value-type="float">
            <text:p>0.009322375197002</text:p>
          </table:table-cell>
          <table:table-cell/>
          <table:table-cell table:formula="of:=0.365518395505*POWER([.E71]; 0.606095013948301)" office:value-type="float" office:value="0.0214906435854379" calcext:value-type="float">
            <text:p>0.021490643585438</text:p>
          </table:table-cell>
          <table:table-cell/>
        </table:table-row>
        <table:table-row table:style-name="ro1">
          <table:table-cell office:value-type="string" calcext:value-type="string">
            <text:p>LabVIEW</text:p>
          </table:table-cell>
          <table:table-cell table:formula="of:=AVERAGE([.D72]; [.E72]; [.H72])" office:value-type="float" office:value="0.00929831140994693" calcext:value-type="float">
            <text:p>0.009298311409947</text:p>
          </table:table-cell>
          <table:table-cell office:value-type="float" office:value="0.00234" calcext:value-type="float">
            <text:p>0.00234</text:p>
          </table:table-cell>
          <table:table-cell/>
          <table:table-cell table:formula="of:=0.365518395505*POWER([.C72]; 0.606095013948301)" office:value-type="float" office:value="0.00929831140994693" calcext:value-type="float">
            <text:p>0.009298311409947</text:p>
          </table:table-cell>
          <table:table-cell/>
          <table:table-cell table:formula="of:=0.365518395505*POWER([.E72]; 0.606095013948301)" office:value-type="float" office:value="0.021457004162929" calcext:value-type="float">
            <text:p>0.021457004162929</text:p>
          </table:table-cell>
          <table:table-cell/>
        </table:table-row>
        <table:table-row table:style-name="ro1">
          <table:table-cell office:value-type="string" calcext:value-type="string">
            <text:p>TypeScript</text:p>
          </table:table-cell>
          <table:table-cell table:formula="of:=AVERAGE([.D73]; [.E73]; [.H73])" office:value-type="float" office:value="0.00900631241086157" calcext:value-type="float">
            <text:p>0.009006312410862</text:p>
          </table:table-cell>
          <table:table-cell office:value-type="float" office:value="0.00222" calcext:value-type="float">
            <text:p>0.00222</text:p>
          </table:table-cell>
          <table:table-cell/>
          <table:table-cell table:formula="of:=0.365518395505*POWER([.C73]; 0.606095013948301)" office:value-type="float" office:value="0.00900631241086157" calcext:value-type="float">
            <text:p>0.009006312410862</text:p>
          </table:table-cell>
          <table:table-cell/>
          <table:table-cell table:formula="of:=0.365518395505*POWER([.E73]; 0.606095013948301)" office:value-type="float" office:value="0.0210460393830378" calcext:value-type="float">
            <text:p>0.021046039383038</text:p>
          </table:table-cell>
          <table:table-cell/>
        </table:table-row>
        <table:table-row table:style-name="ro1">
          <table:table-cell office:value-type="string" calcext:value-type="string">
            <text:p>Prolog</text:p>
          </table:table-cell>
          <table:table-cell table:formula="of:=AVERAGE([.D74]; [.E74]; [.H74])" office:value-type="float" office:value="0.00795796264536319" calcext:value-type="float">
            <text:p>0.007957962645363</text:p>
          </table:table-cell>
          <table:table-cell office:value-type="float" office:value="0.00181" calcext:value-type="float">
            <text:p>0.00181</text:p>
          </table:table-cell>
          <table:table-cell/>
          <table:table-cell table:formula="of:=0.365518395505*POWER([.C74]; 0.606095013948301)" office:value-type="float" office:value="0.00795796264536319" calcext:value-type="float">
            <text:p>0.007957962645363</text:p>
          </table:table-cell>
          <table:table-cell/>
          <table:table-cell table:formula="of:=0.365518395505*POWER([.E74]; 0.606095013948301)" office:value-type="float" office:value="0.0195252109496102" calcext:value-type="float">
            <text:p>0.01952521094961</text:p>
          </table:table-cell>
          <table:table-cell/>
        </table:table-row>
        <table:table-row table:style-name="ro1">
          <table:table-cell office:value-type="string" calcext:value-type="string">
            <text:p>ActionScript</text:p>
          </table:table-cell>
          <table:table-cell table:formula="of:=AVERAGE([.D75]; [.E75]; [.H75])" office:value-type="float" office:value="0.00793128561010889" calcext:value-type="float">
            <text:p>0.007931285610109</text:p>
          </table:table-cell>
          <table:table-cell office:value-type="float" office:value="0.0018" calcext:value-type="float">
            <text:p>0.0018</text:p>
          </table:table-cell>
          <table:table-cell/>
          <table:table-cell table:formula="of:=0.365518395505*POWER([.C75]; 0.606095013948301)" office:value-type="float" office:value="0.00793128561010889" calcext:value-type="float">
            <text:p>0.007931285610109</text:p>
          </table:table-cell>
          <table:table-cell/>
          <table:table-cell table:formula="of:=0.365518395505*POWER([.E75]; 0.606095013948301)" office:value-type="float" office:value="0.019485513811291" calcext:value-type="float">
            <text:p>0.019485513811291</text:p>
          </table:table-cell>
          <table:table-cell/>
        </table:table-row>
        <table:table-row table:style-name="ro1">
          <table:table-cell office:value-type="string" calcext:value-type="string">
            <text:p>VBScript</text:p>
          </table:table-cell>
          <table:table-cell table:formula="of:=AVERAGE([.D76]; [.E76]; [.H76])" office:value-type="float" office:value="0.00793128561010889" calcext:value-type="float">
            <text:p>0.007931285610109</text:p>
          </table:table-cell>
          <table:table-cell office:value-type="float" office:value="0.0018" calcext:value-type="float">
            <text:p>0.0018</text:p>
          </table:table-cell>
          <table:table-cell/>
          <table:table-cell table:formula="of:=0.365518395505*POWER([.C76]; 0.606095013948301)" office:value-type="float" office:value="0.00793128561010889" calcext:value-type="float">
            <text:p>0.007931285610109</text:p>
          </table:table-cell>
          <table:table-cell/>
          <table:table-cell table:formula="of:=0.365518395505*POWER([.E76]; 0.606095013948301)" office:value-type="float" office:value="0.019485513811291" calcext:value-type="float">
            <text:p>0.019485513811291</text:p>
          </table:table-cell>
          <table:table-cell/>
        </table:table-row>
        <table:table-row table:style-name="ro1">
          <table:table-cell office:value-type="string" calcext:value-type="string">
            <text:p>Bash</text:p>
          </table:table-cell>
          <table:table-cell table:formula="of:=AVERAGE([.D77]; [.E77]; [.H77])" office:value-type="float" office:value="0.0078777557541809" calcext:value-type="float">
            <text:p>0.007877755754181</text:p>
          </table:table-cell>
          <table:table-cell office:value-type="float" office:value="0.00178" calcext:value-type="float">
            <text:p>0.00178</text:p>
          </table:table-cell>
          <table:table-cell/>
          <table:table-cell table:formula="of:=0.365518395505*POWER([.C77]; 0.606095013948301)" office:value-type="float" office:value="0.0078777557541809" calcext:value-type="float">
            <text:p>0.007877755754181</text:p>
          </table:table-cell>
          <table:table-cell/>
          <table:table-cell table:formula="of:=0.365518395505*POWER([.E77]; 0.606095013948301)" office:value-type="float" office:value="0.0194056989457847" calcext:value-type="float">
            <text:p>0.019405698945785</text:p>
          </table:table-cell>
          <table:table-cell/>
        </table:table-row>
        <table:table-row table:style-name="ro1">
          <table:table-cell office:value-type="string" calcext:value-type="string">
            <text:p>PostScript</text:p>
          </table:table-cell>
          <table:table-cell table:formula="of:=AVERAGE([.D78]; [.E78]; [.H78])" office:value-type="float" office:value="0.0077970145798048" calcext:value-type="float">
            <text:p>0.007797014579805</text:p>
          </table:table-cell>
          <table:table-cell office:value-type="float" office:value="0.00175" calcext:value-type="float">
            <text:p>0.00175</text:p>
          </table:table-cell>
          <table:table-cell/>
          <table:table-cell table:formula="of:=0.365518395505*POWER([.C78]; 0.606095013948301)" office:value-type="float" office:value="0.0077970145798048" calcext:value-type="float">
            <text:p>0.007797014579805</text:p>
          </table:table-cell>
          <table:table-cell/>
          <table:table-cell table:formula="of:=0.365518395505*POWER([.E78]; 0.606095013948301)" office:value-type="float" office:value="0.0192849057325471" calcext:value-type="float">
            <text:p>0.019284905732547</text:p>
          </table:table-cell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 table:formula="of:=AVERAGE([.D79]; [.E79]; [.H79])" office:value-type="float" office:value="0.007" calcext:value-type="float">
            <text:p>0.007</text:p>
          </table:table-cell>
          <table:table-cell/>
          <table:table-cell office:value-type="float" office:value="0.007" calcext:value-type="float">
            <text:p>0.00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tiobe-index'.A1:'tiobe-index'.H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25T01:03:47.090687570</dc:date>
    <meta:editing-duration>PT17M3S</meta:editing-duration>
    <meta:editing-cycles>2</meta:editing-cycles>
    <meta:generator>LibreOffice/6.3.3.2.0$Linux_X86_64 LibreOffice_project/30$Build-2</meta:generator>
    <meta:document-statistic meta:table-count="1" meta:cell-count="435" meta:object-count="0"/>
  </office:meta>
</office:document-meta>
</file>